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" style:font-adornments="Regular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1" style:family="table-row">
      <style:table-row-properties style:min-row-height="6.791cm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paragraph-rsid="00188aa0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1b434e" officeooo:paragraph-rsid="001b434e" style:font-size-asian="14pt" style:font-size-complex="14pt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1d3f63" officeooo:paragraph-rsid="001d3f63" style:font-size-asian="14pt" style:font-size-complex="14pt"/>
    </style:style>
    <style:style style:name="P8" style:family="paragraph" style:parent-style-name="Standard">
      <style:paragraph-properties fo:text-align="justify" style:justify-single-word="false" fo:break-before="page"/>
      <style:text-properties style:font-name="Times New Roman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e686"/>
    </style:style>
    <style:style style:name="T3" style:family="text">
      <style:text-properties fo:language="en" fo:country="US" officeooo:rsid="0017e686"/>
    </style:style>
    <style:style style:name="T4" style:family="text">
      <style:text-properties fo:language="en" fo:country="US"/>
    </style:style>
    <style:style style:name="T5" style:family="text">
      <style:text-properties fo:language="ba" fo:country="RU" officeooo:rsid="0017e686"/>
    </style:style>
    <style:style style:name="T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fo:language="ba" fo:country="RU" officeooo:rsid="0017e686" style:font-size-asian="14pt" style:font-size-complex="14pt"/>
    </style:style>
    <style:style style:name="T9" style:family="text">
      <style:text-properties style:font-name="Times New Roman" fo:font-size="14pt" fo:language="ba" fo:country="RU" officeooo:rsid="00188aa0" style:font-size-asian="14pt" style:font-size-complex="14pt"/>
    </style:style>
    <style:style style:name="T10" style:family="text">
      <style:text-properties fo:language="ba" fo:country="RU" officeooo:rsid="00188aa0"/>
    </style:style>
    <style:style style:name="T11" style:family="text">
      <style:text-properties fo:language="en" fo:country="US" officeooo:rsid="001d3f63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2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Тестовый сценарий</text:span>: Проверка функции <text:span text:style-name="T2">кнопки</text:span>.</text:p>
      <text:p text:style-name="P1"><text:tab/><text:span text:style-name="T1">Тестовое окружение</text:span>: Visual Studio 2019, Windows 10, <text:span text:style-name="T3">Google Chrome</text:span>.</text:p>
      <text:p text:style-name="P1"><text:span text:style-name="T1"><text:tab/>Предварительные условия</text:span>:<text:span text:style-name="T4"> </text:span><text:span text:style-name="T3">HTML-</text:span><text:span text:style-name="T5">документ</text:span><text:span text:style-name="T4"> </text:span>установлено и запущено.</text:p>
      <text:p text:style-name="P1"><text:tab/><text:span text:style-name="T1">Тестовые данные</text:span>: <text:span text:style-name="T5">Фунции кнопки</text:span>.</text:p>
      <text:p text:style-name="P1"><text:tab/><text:span text:style-name="T1">Шаги тестирования</text:span>:</text:p>
      <text:p text:style-name="P1"><text:tab/>1. <text:span text:style-name="T5">Наведение на кнопку</text:span>.</text:p>
      <text:list text:style-name="L1">
        <text:list-item>
          <text:p text:style-name="P2"><text:span text:style-name="T6">Ожидаемый результат</text:span><text:span text:style-name="T7">: </text:span><text:span text:style-name="T8">Изменение цвета фона кнопки при наведении мыши</text:span><text:span text:style-name="T7">.</text:span></text:p>
        </text:list-item>
        <text:list-item>
          <text:p text:style-name="P2"><text:span text:style-name="T6">Фактический результат</text:span><text:span text:style-name="T7">: </text:span><text:span text:style-name="T8">Изменился цвет фона книпки при наведении мыши.</text:span></text:p>
        </text:list-item>
        <text:list-item>
          <text:p text:style-name="P2"><text:span text:style-name="T6">Статус</text:span><text:span text:style-name="T7">: </text:span><text:span text:style-name="T9">Успешно</text:span></text:p>
        </text:list-item>
      </text:list>
      <text:p text:style-name="P1"><text:tab/>2. <text:span text:style-name="T10">Нажатие на кноку</text:span>.</text:p>
      <text:list text:style-name="L2">
        <text:list-item>
          <text:p text:style-name="P3"><text:span text:style-name="T6">Ожидаемый результат</text:span><text:span text:style-name="T7">: </text:span><text:span text:style-name="T9">Система отображит новое стрницу</text:span></text:p>
        </text:list-item>
        <text:list-item>
          <text:p text:style-name="P3"><text:span text:style-name="T6">Фактический результат</text:span><text:span text:style-name="T7">: </text:span><text:span text:style-name="T9">Система не отобразила новую страницу</text:span></text:p>
        </text:list-item>
        <text:list-item>
          <text:p text:style-name="P3"><text:span text:style-name="T6">Статус</text:span><text:span text:style-name="T7">: </text:span><text:span text:style-name="T9">Не успешно</text:span></text:p>
        </text:list-item>
      </text:list>
      <text:p text:style-name="P4"><text:tab/><text:span text:style-name="T1">Постусловия</text:span>: <text:span text:style-name="T10">Закрытие </text:span><text:span text:style-name="T3">HTML-</text:span><text:span text:style-name="T5">документ </text:span><text:span text:style-name="T10">пользователем</text:span>.</text:p>
      <text:p text:style-name="P1"><text:tab/><text:span text:style-name="T1">Критерии успеха</text:span>: Все шаги выполнены успешно, и результаты соответствуют ожидаемым.</text:p>
      <text:p text:style-name="P1"><text:tab/><text:span text:style-name="T1">Очистка</text:span>: Закрыть приложение.</text:p>
      <text:p text:style-name="P1"><text:tab/><text:span text:style-name="T1">Документирование результатов</text:span>: Результаты записаны и проанализированы.</text:p>
      <text:p text:style-name="P1"><text:tab/><text:span text:style-name="T1">Анализ и действия по улучшению</text:span>: Определены шаги для исправления обнаруженных проблем.</text:p>
      <text:p text:style-name="P1"/>
      <text:p text:style-name="P5">HTML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6">&lt;!DOCTYPE html&gt;</text:p>
            <text:p text:style-name="P6">    &lt;html lang="en"&gt;</text:p>
            <text:p text:style-name="P6">    &lt;head&gt;</text:p>
            <text:p text:style-name="P6">        &lt;meta charset="UTF-8"&gt;</text:p>
            <text:p text:style-name="P6">        &lt;meta name="viewport" content="width=device-width, initial-scale=1.0"&gt;</text:p>
            <text:p text:style-name="P6">        &lt;title&gt;Document&lt;/title&gt;</text:p>
            <text:p text:style-name="P6">        &lt;link href="style.css" rel="stylesheet"&gt;</text:p>
            <text:p text:style-name="P6">    &lt;/head&gt;</text:p>
            <text:p text:style-name="P6">    &lt;body&gt;</text:p>
            <text:p text:style-name="P6">&lt;div class="button-1"&gt;&lt;form action=""&gt;&lt;button class="btm-1"&gt;<text:span text:style-name="T4">Кнопка</text:span><text:span text:style-name="T11">_</text:span><text:span text:style-name="T4">1</text:span>&lt;/button&gt;&lt;/form&gt;&lt;/div&gt;</text:p>
            <text:p text:style-name="P6">        &lt;div class="button-2"&gt;&lt;form action=""&gt;&lt;button class="btm-2"&gt;<text:span text:style-name="T4">Кнопка</text:span><text:span text:style-name="T11">_</text:span><text:span text:style-name="T4">2</text:span>&lt;/button&gt;&lt;/form&gt;&lt;/div&gt;</text:p>
            <text:p text:style-name="P6">    &lt;/body&gt;</text:p>
            <text:p text:style-name="P6">&lt;/html&gt;</text:p>
          </table:table-cell>
        </table:table-row>
      </table:table>
      <text:p text:style-name="P7">CSS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6">.button-1{position: relative; left: 20px; top: 10px;}</text:p>
            <text:p text:style-name="P6">.button-2{position: relative; left: 10px; top: 40px;}</text:p>
            <text:p text:style-name="P6">.button-1:hover{}</text:p>
            <text:p text:style-name="P6">.button-2:hover{}</text:p>
            <text:p text:style-name="P6">.btm-1{background-color: #deb887; border: 1px solid #000;}</text:p>
            <text:p text:style-name="P6">.btm-2{background-color: #ff69b4; border: 1px solid #000;}</text:p>
            <text:p text:style-name="P6"><text:soft-page-break/>.btm-1:hover{background-color: #ccc; border: 3px solid #000}</text:p>
            <text:p text:style-name="P6">.btm-2:hover{background-color: #ccc; border: 3px solid #000}</text:p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" style:font-adornments="Regular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7T10:54:21.372000000</meta:creation-date>
    <dc:date>2025-03-17T11:18:28.840000000</dc:date>
    <meta:editing-duration>PT12M19S</meta:editing-duration>
    <meta:editing-cycles>4</meta:editing-cycles>
    <meta:generator>LibreOffice/24.8.5.2$Windows_X86_64 LibreOffice_project/fddf2685c70b461e7832239a0162a77216259f22</meta:generator>
    <meta:document-statistic meta:table-count="2" meta:image-count="0" meta:object-count="0" meta:page-count="3" meta:paragraph-count="41" meta:word-count="177" meta:character-count="1718" meta:non-whitespace-character-count="1516"/>
  </office:meta>
</office:document-meta>
</file>